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Abyssinica SIL" svg:font-family="'Abyssinica SIL'" style:font-pitch="variable"/>
    <style:font-face style:name="Arial Black" svg:font-family="'Arial Black'" style:font-pitch="variable"/>
    <style:font-face style:name="cmmi10" svg:font-family="cmmi10" style:font-pitch="variable"/>
    <style:font-face style:name="cmsy10" svg:font-family="cmsy10"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text-properties style:font-name="Arial" fo:font-size="12pt" fo:language="es" fo:country="ES" officeooo:paragraph-rsid="000776f7" style:font-size-asian="12pt" style:font-size-complex="12pt"/>
    </style:style>
    <style:style style:name="P3" style:family="paragraph" style:parent-style-name="Text_20_body">
      <style:text-properties style:font-name="Arial" fo:font-size="13pt" style:text-underline-style="solid" style:text-underline-width="auto" style:text-underline-color="font-color" fo:font-weight="bold" officeooo:rsid="000776f7" officeooo:paragraph-rsid="000776f7" style:font-size-asian="13pt" style:font-weight-asian="bold" style:font-size-complex="13pt" style:font-weight-complex="bold"/>
    </style:style>
    <style:style style:name="P4" style:family="paragraph" style:parent-style-name="Text_20_body">
      <style:text-properties style:font-name="Arial" fo:font-size="13pt" style:text-underline-style="solid" style:text-underline-width="auto" style:text-underline-color="font-color" fo:font-weight="bold" officeooo:rsid="0008e01c" officeooo:paragraph-rsid="0008e01c" style:font-size-asian="13pt" style:font-weight-asian="bold" style:font-size-complex="13pt" style:font-weight-complex="bold"/>
    </style:style>
    <style:style style:name="P5" style:family="paragraph" style:parent-style-name="Text_20_body">
      <style:text-properties style:font-name="Arial" fo:font-size="12pt" style:font-size-asian="12pt" style:font-size-complex="12pt"/>
    </style:style>
    <style:style style:name="P6" style:family="paragraph" style:parent-style-name="Text_20_body">
      <style:paragraph-properties fo:text-align="center" style:justify-single-word="false"/>
      <style:text-properties style:font-name="Arial" fo:font-size="12pt" officeooo:rsid="000776f7" officeooo:paragraph-rsid="000776f7" style:font-size-asian="12pt" style:font-size-complex="12pt"/>
    </style:style>
    <style:style style:name="P7" style:family="paragraph" style:parent-style-name="Text_20_body">
      <style:text-properties style:font-name="Arial" fo:font-size="12pt" officeooo:paragraph-rsid="000776f7" style:font-size-asian="12pt" style:font-size-complex="12pt"/>
    </style:style>
    <style:style style:name="T1" style:family="text">
      <style:text-properties fo:font-size="13pt" style:font-size-asian="13pt" style:font-size-complex="13pt"/>
    </style:style>
    <style:style style:name="T2" style:family="text">
      <style:text-properties style:font-name="Bitstream Charter" fo:font-size="13pt" style:font-size-asian="13pt" style:font-size-complex="13pt"/>
    </style:style>
    <style:style style:name="T3" style:family="text">
      <style:text-properties style:font-name="Century Schoolbook L" fo:font-size="13pt" style:font-size-asian="13pt" style:font-size-complex="13pt"/>
    </style:style>
    <style:style style:name="T4" style:family="text">
      <style:text-properties style:font-name="Bitstream Vera Sans" fo:font-size="13pt" style:font-size-asian="13pt" style:font-size-complex="13pt"/>
    </style:style>
    <style:style style:name="T5" style:family="text">
      <style:text-properties style:font-name="cmmi10" fo:font-size="13pt" style:font-size-asian="13pt" style:font-size-complex="13pt"/>
    </style:style>
    <style:style style:name="T6" style:family="text">
      <style:text-properties style:font-name="cmsy10" fo:font-size="13pt" style:font-size-asian="13pt" style:font-size-complex="13pt"/>
    </style:style>
    <style:style style:name="T7" style:family="text">
      <style:text-properties style:font-name="Arial"/>
    </style:style>
    <style:style style:name="T8" style:family="text">
      <style:text-properties style:font-name="Arial"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talan</text:p>
      <text:p text:style-name="P3">Casos Practicos Contrato de Trabajo.</text:p>
      <text:p text:style-name="P4">Clasificacion de las modalidades del Contrato de trabajo.</text:p>
      <text:p text:style-name="P5">1. Als tallers Cotxe Ràpid volen contractar un tècnic d'electromecànica de vehicles, ja que l'operació sortida de l'estiu està pròxima i preveuen que tindran més feina per fer la posada a punt dels vehicles que marxen de vancances.- Quin tipus de contracte és el més adequat?<text:line-break/>- Quina durada màxima pot tenir, en cas de que la feina al taller s'allargui?<text:line-break/>- Li correspondria algun tipus d'indemnització a la finalització del contracte?</text:p>
      <text:p text:style-name="Text_20_body"><text:span text:style-name="T9">2. Localitza el </text:span><text:a xlink:type="simple" xlink:href="http://aulavirtual.caib.es/c07008363/mod/assign/view.php?id=5041"><text:span text:style-name="T9">conveni col.lectiu</text:span></text:a><text:span text:style-name="T9"> aplicable al teu sector i contesta:</text:span></text:p>
      <text:p text:style-name="P5">a) La retribució corresponent a un treballador amb un contracte de pràctiques, coincideix?b) Quina és la durada màxima establerta per a un contracte eventual per circumstàncies de la producció?</text:p>
      <text:p text:style-name="P5">3. La companyia de teatre La farándula vol contractar un tècnic d'imatge i so, perquè l'acompanyi en la gira que realitzarà per tota Espanya representant la seva nova obra de teatre. Quin tipus de contracte és el més adequat per contractar aquest tècnic? </text:p>
      <text:p text:style-name="P5">4. L'empresa X, de 47 treballadors, vol contractar persones per cobrir diversos llocs a l'oficina. Com a requisit essencial està la formació en informàtica. Per això obre un procés de selecció al qual es presenten la Maria de 24 anys, tècnica de Grau Mitjà de Sistemes Microinformàtics i Xarxes des de l'any passat i l'Antònia de 45 anys amb FP d'informàtica.</text:p>
      <text:p text:style-name="P5">- Mentre dura el procés de selecció, l'empresa X podria contractar algú per treure la feina de l'oficina? Quin contracte utilitzarien?</text:p>
      <text:p text:style-name="P5">- Davant aquestes dues candidates i les seves circumstàncies, quines modalitats contractuals podriem utilitzar que fossin més avantatjoses per a l'empresa?</text:p>
      <text:p text:style-name="P5">5. Explica que vol dir un contracte celebrat en frau de llei</text:p>
      <text:p text:style-name="P5">6. Indica a quina indemnització tendrà dret el treballador que finalitzi algun d'aquests contractes:</text:p>
      <text:p text:style-name="P5">- Obra i Servei</text:p>
      <text:p text:style-name="P5">- Circumstàncies de la producció</text:p>
      <text:p text:style-name="P5">- Interinitat</text:p>
      <text:p text:style-name="P7">- Indefinit</text:p>
      <text:p text:style-name="P7">7. En Jaume ha demanat i se li ha concedit, una reducció de la meitat de la seva jornada per tenir cura de la seva filla d'un any, la durada de la qual és fins a que la nina faci vuit anys. Per això, l'empresa s'està plantejant de contractar algú que cobreixi la mitja jornada que en Jaume ha deixat lliure, però creu que no pot celebrar un contracte d'interinitat perquè els seus assessors, consultant la llei, han vist que s'havia de celebrar a jornada completa. Creus que l'empresa ha estat ben assessorada? Per què?</text:p>
      <text:p text:style-name="P6"><text:soft-page-break/>Castellano</text:p>
      <text:p text:style-name="P2"><text:bookmark text:name="result_box"/>1. En los talleres Coche Rápido quieren contratar a un técnico de electromecánica de vehículos, ya que la operación salida del verano está próxima y prevén que tendrán más trabajo para hacer la puesta a punto de los vehículos que van de vancances.- Qué tipo de contrato es el más adecuado?</text:p>
      <text:p text:style-name="P2"/>
      <text:p text:style-name="P2">- ¿Qué duración máxima puede tener, en caso de que el trabajo en el taller alargue?</text:p>
      <text:p text:style-name="P2">- Le correspondería algún tipo de indemnización a la finalización del contrato?</text:p>
      <text:p text:style-name="P2"/>
      <text:p text:style-name="P2">2. Localiza el convenio colectivo aplicable a tu sector y contesta:</text:p>
      <text:p text:style-name="P2"/>
      <text:p text:style-name="P2">a) La retribución correspondiente a un trabajador con un contrato de prácticas, coincide?<text:line-break/></text:p>
      <text:p text:style-name="P2">b) ¿Cuál es la duración máxima establecida para un contrato eventual por circunstancias de la producción?</text:p>
      <text:p text:style-name="P2"/>
      <text:p text:style-name="P2">3. La compañía de teatro La farándula quiere contratar un técnico de imagen y sonido, para que lo acompañe en la gira que realizará por toda España representando su nueva obra de teatro. ¿Qué tipo de contrato es el más adecuado para contratar este técnico?</text:p>
      <text:p text:style-name="P2"/>
      <text:p text:style-name="P2">4. La empresa X, de 47 trabajadores, quiere contratar personas para cubrir diversos puestos en la oficina. Como requisito esencial está la formación en informática. Para ello abre un proceso de selección al que se presentan María de 24 años, técnica de grado medio de Sistemas Microinformáticos y Redes desde el año pasado y Antonia de 45 años con FP de informática.</text:p>
      <text:p text:style-name="P2"/>
      <text:p text:style-name="P2">- Mientras dura el proceso de selección, la empresa X podría contratar a alguien para sacar el trabajo de la oficina? ¿Qué contrato utilizarían?</text:p>
      <text:p text:style-name="P2"/>
      <text:p text:style-name="P2">- Ante estas dos candidatas y sus circunstancias, qué modalidades contractuales podríamos utilizar que fueran más ventajosas para la empresa?</text:p>
      <text:p text:style-name="P2"/>
      <text:p text:style-name="P2">5. Explica que significa un contrato celebrado en fraude de ley</text:p>
      <text:p text:style-name="P2"/>
      <text:p text:style-name="P2">6. Indica a qué indemnización tendrá derecho el trabajador que finalice alguno de estos contratos:</text:p>
      <text:p text:style-name="P2"/>
      <text:p text:style-name="P2">- Obra y Servicio</text:p>
      <text:p text:style-name="P2"/>
      <text:p text:style-name="P2">- Circunstancias de la producción</text:p>
      <text:p text:style-name="P2"/>
      <text:p text:style-name="P2">- Interinidad</text:p>
      <text:p text:style-name="P2"/>
      <text:p text:style-name="P2">- Indefinido</text:p>
      <text:p text:style-name="P2"/>
      <text:p text:style-name="P2">7. Jaime ha pedido y se le ha concedido, una reducción de la mitad de su jornada para cuidar de su hija de un año, la duración es hasta que la muñeca haga ocho años. Por ello, la empresa se está planteando de contratar a alguien que cubra la media jornada que Jaume ha dejado libre, pero cree que no puede celebrar un contrato de interinidad para que sus asesores, consultando la ley, han visto que se debía celebrarse a jornada completa.</text:p>
      <text:p text:style-name="P2">Crees que la empresa ha sido bien asesorada? ¿Por qué?</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Abyssinica SIL" svg:font-family="'Abyssinica SIL'" style:font-pitch="variable"/>
    <style:font-face style:name="Arial Black" svg:font-family="'Arial Black'" style:font-pitch="variable"/>
    <style:font-face style:name="cmmi10" svg:font-family="cmmi10" style:font-pitch="variable"/>
    <style:font-face style:name="cmsy10" svg:font-family="cmsy10"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6:13:40.770352379</meta:creation-date>
    <dc:date>2016-06-02T16:20:30.488319861</dc:date>
    <meta:editing-duration>PT56S</meta:editing-duration>
    <meta:editing-cycles>2</meta:editing-cycles>
    <meta:generator>LibreOffice/4.2.8.2$Linux_X86_64 LibreOffice_project/420m0$Build-2</meta:generator>
    <meta:document-statistic meta:table-count="0" meta:image-count="0" meta:object-count="0" meta:page-count="3" meta:paragraph-count="36" meta:word-count="808" meta:character-count="4807" meta:non-whitespace-character-count="4033"/>
  </office:meta>
</office:document-meta>
</file>